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4ea" officeooo:paragraph-rsid="001df4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 Materi – Materi SKRIPSI :</text:p>
      <text:p text:style-name="P1"/>
      <text:p text:style-name="P1">1. <text:a xlink:type="simple" xlink:href="http://beritati.blogspot.co.id/2013/08/seri-data-mining-for-business_28.html" text:style-name="Internet_20_link" text:visited-style-name="Visited_20_Internet_20_Link">http://beritati.blogspot.co.id/2013/08/seri-data-mining-for-business_28.html</text:a></text:p>
      <text:p text:style-name="P1"/>
      <text:p text:style-name="P1">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1:51:45.130163540</meta:creation-date>
    <dc:date>2016-02-05T11:53:56.438513349</dc:date>
    <meta:editing-duration>PT2M14S</meta:editing-duration>
    <meta:editing-cycles>1</meta:editing-cycles>
    <meta:document-statistic meta:table-count="0" meta:image-count="0" meta:object-count="0" meta:page-count="1" meta:paragraph-count="3" meta:word-count="8" meta:character-count="111" meta:non-whitespace-character-count="105"/>
    <meta:generator>LibreOffice/5.0.4.2$Linux_X86_64 LibreOffice_project/00m0$Build-2</meta:generator>
  </office:meta>
</office:document-meta>
</file>